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tyle="normal" style:font-style-asian="normal" style:font-style-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Courier"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5"><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3">n</text:span><text:span text:style-name="T1"> iterations. The state of the bodies at the </text:span><text:span text:style-name="T4">n</text:span><text:span text:style-name="T1">th iteration is written to the output text file that is specified in the executable's command line arguments.</text:span></text:p>
      <text:p text:style-name="P5"/>
      <text:p text:style-name="P1">Testing Methodology</text:p>
      <text:p text:style-name="P5"><text:tab/>Test sets can be created using the genBodies executable in the following way:</text:p>
      <text:p text:style-name="P6"><text:tab/><text:tab/>./genBodies 1000000 &gt; test_set.txt</text:p>
      <text:p text:style-name="P7">This will create a file called test_set.txt with a million bodies and set values for their position, mass, and velocity. Mass is <text:s/>assigned a random value between 1 and 3, velocity is initialized to zero and the bodies position coordinates will be assigned randomly within the maximum boundaries specified in the assignment. </text:p>
      <text:p text:style-name="P7"/>
      <text:p text:style-name="P7"><text:tab/>The executable itself requires four parameters.</text:p>
      <text:p text:style-name="P7"><text:tab/><text:tab/><text:span text:style-name="T2">./barneshut [iterations] [timestep] [input_file] [output_file]</text:span></text:p>
      <text:p text:style-name="P7">as specified in the assignment guidelines.</text:p>
      <text:p text:style-name="P4"/>
      <text:p text:style-name="P1">Correctness</text:p>
      <text:p text:style-name="P4"><text:tab/>Our correctness is based on comparisons with results from a straightforward sequential implementation of the Barnes-Hut algorithm thats follows all of the guidelines provided (besides parallelism). After verifying the correctness of our sequential algorithm we felt more confident matching the results from our MPI implementation with our sequential results than we did matching it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for the given project requirements and code provided to us.</text:p>
      <text:p text:style-name="P4"/>
      <text:p text:style-name="P3">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17:16:54</dc:date>
    <meta:editing-cycles>21</meta:editing-cycles>
    <meta:editing-duration>PT8H30M22S</meta:editing-duration>
    <meta:user-defined meta:name="Info 1"/>
    <meta:user-defined meta:name="Info 2"/>
    <meta:user-defined meta:name="Info 3"/>
    <meta:user-defined meta:name="Info 4"/>
    <meta:document-statistic meta:table-count="0" meta:image-count="0" meta:object-count="0" meta:page-count="1" meta:paragraph-count="16" meta:word-count="456" meta:character-count="2787"/>
  </office:meta>
</office:document-meta>
</file>